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in Va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draw:frame presentation:style-name="pr9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Plu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Resource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con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ent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2.468cm" svg:x="1.27cm" svg:y="3.521cm">
          <draw:text-box>
            <text:list text:style-name="L3">
              <text:list-item>
                <text:list>
                  <text:list-item>
                    <text:p text:style-name="P7"><text:span text:style-name="T5">Async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6T12:39:12</dc:date>
    <meta:print-date>1998-09-04T10:04:32</meta:print-date>
    <meta:editing-cycles>129</meta:editing-cycles>
    <meta:editing-duration>PT7H0M53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